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4AF00003E800000232860177073.svm"/>
  <manifest:file-entry manifest:media-type="" manifest:full-path="Pictures/2000048D0000255600002347B6AB302A.svm"/>
  <manifest:file-entry manifest:media-type="" manifest:full-path="Pictures/200003A10000311700001E81B63E669B.svm"/>
  <manifest:file-entry manifest:media-type="" manifest:full-path="Pictures/2000039800002572000023CB03291958.svm"/>
  <manifest:file-entry manifest:media-type="" manifest:full-path="Pictures/2000038100003E800000232820150AA0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4" text:anchor-type="as-char" svg:width="9.587cm" svg:height="9.163cm" draw:z-index="1"><draw:image xlink:href="Pictures/2000039800002572000023CB03291958.svm" xlink:type="simple" xlink:show="embed" xlink:actuate="onLoad"/></draw:frame></text:p>
      <text:p text:style-name="Standard"/>
      <text:p text:style-name="Standard"/>
      <text:p text:style-name="Standard"><text:soft-page-break/><draw:frame draw:style-name="fr1" draw:name="figuras3" text:anchor-type="as-char" svg:width="9.559cm" svg:height="9.031cm" draw:z-index="0"><draw:image xlink:href="Pictures/2000048D0000255600002347B6AB302A.svm" xlink:type="simple" xlink:show="embed" xlink:actuate="onLoad"/></draw:frame></text:p>
      <text:p text:style-name="Standard"><text:soft-page-break/><draw:frame draw:style-name="fr1" draw:name="figuras1" text:anchor-type="as-char" svg:width="12.568cm" svg:height="7.809cm" draw:z-index="2"><draw:image xlink:href="Pictures/200003A10000311700001E81B63E669B.svm" xlink:type="simple" xlink:show="embed" xlink:actuate="onLoad"/></draw:frame></text:p>
      <text:p text:style-name="Standard"/>
      <text:p text:style-name="Standard"><draw:frame draw:style-name="fr1" draw:name="figuras2" text:anchor-type="as-char" svg:width="16cm" svg:height="8.999cm" draw:z-index="3"><draw:image xlink:href="Pictures/2000038100003E800000232820150AA0.svm" xlink:type="simple" xlink:show="embed" xlink:actuate="onLoad"/></draw:frame></text:p>
      <text:p text:style-name="Standard"/>
      <text:p text:style-name="Standard"><draw:frame draw:style-name="fr2" draw:name="figuras5" text:anchor-type="paragraph" svg:width="16cm" svg:height="8.999cm" draw:z-index="4"><draw:image xlink:href="Pictures/200004AF00003E800000232860177073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1:16:21.81</meta:creation-date>
    <dc:date>2012-04-22T13:09:39.95</dc:date>
    <meta:editing-duration>PT8M36S</meta:editing-duration>
    <meta:editing-cycles>1</meta:editing-cycles>
    <meta:document-statistic meta:table-count="0" meta:image-count="5" meta:object-count="0" meta:page-count="4" meta:paragraph-count="4" meta:word-count="0" meta:character-count="4" meta:non-whitespace-character-count="0"/>
    <meta:generator>LibreOffice/3.5$Windows_x86 LibreOffice_project/dc9775d-05ecbee-0851ad3-1586698-727bf66</meta:generator>
  </office:meta>
</office:document-meta>
</file>